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00000003C0D64745F774BAD58A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3.567cm" fo:min-width="3.318cm"/>
    </style:style>
    <style:style style:name="gr3" style:family="graphic" style:parent-style-name="standard">
      <style:graphic-properties draw:textarea-horizontal-align="justify" draw:textarea-vertical-align="middle" draw:auto-grow-height="false" fo:min-height="7.352cm" fo:min-width="7.12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 draw:shadow="visible"/>
    </style:style>
    <style:style style:name="gr5" style:family="graphic" style:parent-style-name="standard">
      <style:graphic-properties draw:textarea-vertical-align="middle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4.83cm" fo:min-width="4.58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469cm" fo:min-width="6.934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0.265cm" fo:min-width="0.295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0.261cm" fo:min-width="0.301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0.174cm" fo:min-width="0.929cm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5.533cm" draw:shadow="visib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8.113cm" draw:shadow="visible"/>
    </style:style>
    <style:style style:name="gr13" style:family="graphic" style:parent-style-name="objectwithoutfill">
      <style:graphic-properties svg:stroke-color="#000000" draw:fill="none" draw:fill-color="#000000" draw:textarea-vertical-align="middle" draw:shadow="visible"/>
    </style:style>
    <style:style style:name="gr14" style:family="graphic" style:parent-style-name="standard">
      <style:graphic-properties draw:stroke="none" svg:stroke-color="#000000" draw:fill="none" draw:fill-color="#ffffff" fo:min-height="1.02cm" draw:shadow="visibl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356cm" fo:text-align="center" fo:text-indent="0cm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1.31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98cm" svg:height="5.397cm" svg:x="4.80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62cm" svg:height="7.602cm" draw:transform="skewX (0.00244346095279206) rotate (0.00244346095279206) translate (1cm 9.2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6.557cm" svg:y="14.33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587cm" svg:y1="5.127cm" svg:x2="4.81cm" svg:y2="9.265cm" draw:start-shape="id1" draw:start-glue-point="8" draw:end-shape="id2" svg:d="M2587 5127v2064h2223v2074" svg:viewBox="0 0 2224 4139">
          <text:p/>
        </draw:connector>
        <draw:custom-shape draw:style-name="gr6" draw:text-style-name="P1" draw:layer="layout" svg:width="5.08cm" svg:height="5.08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1.905cm" svg:x="1cm" svg:y="18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88cm" svg:height="1.587cm" draw:transform="skewX (-0.00244346095279206) translate (8.302cm 18.1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" draw:layer="layout" svg:width="1.6cm" svg:height="1.575cm" draw:transform="skewX (0.00261799387799149) translate (12.755cm 18.157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0" draw:text-style-name="P1" draw:layer="layout" svg:width="2.857cm" svg:height="1.27cm" draw:transform="skewX (-0.00244346095279206) translate (9.895cm 18.4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6.033cm" svg:height="1.905cm" draw:transform="skewX (0.000872664625997165) translate (8.297cm 19.7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843cm" svg:height="0.635cm" svg:x="1.317cm" svg:y="20.6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3" draw:text-style-name="P4" draw:layer="layout" svg:width="3.952cm" svg:height="4.623cm" draw:transform="skewX (0.1848303677862) rotate (1.40080125765065) translate (2.467cm 26.865cm)" svg:viewBox="0 0 3953 4624" svg:d="M0 0c536 28 1063-2 1609 104 584 113 1271 352 1241 737-34 450-793 702-1195 1050-323 279-501 683-347 1048 141 333 464 605 743 886 319 321 786 569 1312 695l539 83 51 21">
          <text:p/>
        </draw:path>
        <draw:frame draw:style-name="gr14" draw:text-style-name="P5" draw:layer="layout" svg:width="11.112cm" svg:height="1.27cm" svg:x="8.62cm" svg:y="25.13cm">
          <draw:text-box>
            <text:p>S1300107 ROSSI Andy Takuya</text:p>
          </draw:text-box>
        </draw:frame>
        <draw:frame draw:style-name="gr15" draw:text-style-name="P1" draw:layer="layout" svg:width="9.156cm" svg:height="8.216cm" svg:x="10.576cm" svg:y="1.991cm">
          <draw:image xlink:href="Pictures/1000000000000500000003C0D64745F774BAD58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4-21T14:19:58.694300293</meta:creation-date>
    <dc:date>2022-04-21T15:30:53.988058177</dc:date>
    <meta:editing-duration>PT9M53S</meta:editing-duration>
    <meta:editing-cycles>1</meta:editing-cycles>
    <meta:generator>LibreOffice/7.3.1.3$Linux_X86_64 LibreOffice_project/a69ca51ded25f3eefd52d7bf9a5fad8c90b87951</meta:generator>
    <meta:document-statistic meta:object-count="15"/>
  </office:meta>
</office:document-meta>
</file>